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2.042cm"/>
    </style:style>
    <style:style style:name="gr8" style:family="graphic" style:parent-style-name="objectwithoutfill">
      <style:graphic-properties draw:stroke="solid" draw:stroke-dash="Fine_20_Dashed"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6.12cm" svg:y="5.32cm">
          <text:p text:style-name="P1"><text:span text:style-name="T1">Configuration</text:span></text:p>
          <text:p text:style-name="P1"><text:span text:style-name="T1">Sub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2.54cm" svg:x="11.317cm" svg:y="0.254cm">
          <text:p text:style-name="P1"><text:span text:style-name="T2">Program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032cm" svg:height="1.905cm" svg:x="2.748cm" svg:y="5.35cm">
          <text:p text:style-name="P1"><text:span text:style-name="T1">Control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5cm" svg:y1="4.04cm" svg:x2="6.55cm" svg:y2="2.77cm">
          <text:p/>
        </draw:line>
        <draw:line draw:style-name="gr3" draw:text-style-name="P1" draw:layer="layout" svg:x1="3.175cm" svg:y1="4.064cm" svg:x2="18.161cm" svg:y2="4.064cm">
          <text:p/>
        </draw:line>
        <draw:frame draw:style-name="gr4" draw:layer="layout" svg:width="4.93cm" svg:height="0.962cm" svg:x="13.441cm" svg:y="3.088cm">
          <draw:text-box>
            <text:p>Read/Write Bus</text:p>
          </draw:text-box>
        </draw:frame>
        <draw:line draw:style-name="gr5" draw:text-style-name="P1" draw:layer="layout" svg:x1="11.557cm" svg:y1="6.604cm" svg:x2="16.12cm" svg:y2="6.59cm">
          <text:p/>
        </draw:line>
        <draw:line draw:style-name="gr5" draw:text-style-name="P1" draw:layer="layout" svg:x1="1.47cm" svg:y1="6.263cm" svg:x2="2.74cm" svg:y2="6.263cm">
          <text:p/>
        </draw:line>
        <draw:frame draw:style-name="gr6" draw:layer="layout" svg:width="2.897cm" svg:height="0.962cm" svg:x="0.278cm" svg:y="7.747cm">
          <draw:text-box>
            <text:p>Data I/F</text:p>
          </draw:text-box>
        </draw:frame>
        <draw:frame draw:style-name="gr7" draw:layer="layout" svg:width="2.542cm" svg:height="2.435cm" svg:x="0.2cm" svg:y="5.298cm">
          <draw:text-box>
            <text:p>Control</text:p>
            <text:p>I/F</text:p>
          </draw:text-box>
        </draw:frame>
        <draw:line draw:style-name="gr5" draw:text-style-name="P1" draw:layer="layout" svg:x1="4.01cm" svg:y1="5.32cm" svg:x2="4.01cm" svg:y2="4.05cm">
          <text:p/>
        </draw:line>
        <draw:line draw:style-name="gr5" draw:text-style-name="P1" draw:layer="layout" svg:x1="7.747cm" svg:y1="1.524cm" svg:x2="11.303cm" svg:y2="1.524cm">
          <text:p/>
        </draw:line>
        <draw:line draw:style-name="gr5" draw:text-style-name="P1" draw:layer="layout" svg:x1="9.065cm" svg:y1="5.32cm" svg:x2="9.065cm" svg:y2="4.05cm">
          <text:p/>
        </draw:line>
        <draw:line draw:style-name="gr5" draw:text-style-name="P1" draw:layer="layout" svg:x1="17.345cm" svg:y1="5.32cm" svg:x2="17.345cm" svg:y2="4.05cm">
          <text:p/>
        </draw:line>
        <draw:custom-shape draw:style-name="gr1" draw:text-style-name="P3" draw:layer="layout" svg:width="2.54cm" svg:height="2.54cm" svg:x="5.28cm" svg:y="0.24cm"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843cm" svg:y1="1.524cm" svg:x2="19.812cm" svg:y2="1.524cm">
          <text:p/>
        </draw:line>
        <draw:line draw:style-name="gr9" draw:text-style-name="P1" draw:layer="layout" svg:x1="19.812cm" svg:y1="8.636cm" svg:x2="19.812cm" svg:y2="1.524cm">
          <text:p/>
        </draw:line>
        <draw:line draw:style-name="gr9" draw:text-style-name="P1" draw:layer="layout" svg:x1="1.524cm" svg:y1="8.636cm" svg:x2="19.812cm" svg:y2="8.636cm">
          <text:p/>
        </draw:line>
        <draw:line draw:style-name="gr9" draw:text-style-name="P1" draw:layer="layout" svg:x1="9.144cm" svg:y1="8.636cm" svg:x2="9.144cm" svg:y2="7.747cm">
          <text:p/>
        </draw:line>
        <draw:line draw:style-name="gr9" draw:text-style-name="P1" draw:layer="layout" svg:x1="17.399cm" svg:y1="8.636cm" svg:x2="17.399cm" svg:y2="7.874cm">
          <text:p/>
        </draw:line>
        <draw:frame draw:style-name="gr4" draw:layer="layout" svg:width="4.93cm" svg:height="0.962cm" svg:x="12.065cm" svg:y="5.588cm">
          <draw:text-box>
            <text:p>Config Bus</text:p>
          </draw:text-box>
        </draw:frame>
        <draw:custom-shape draw:style-name="gr1" draw:text-style-name="P1" draw:layer="layout" svg:width="5.08cm" svg:height="2.54cm" svg:x="6.47cm" svg:y="5.32cm">
          <text:p text:style-name="P1">Data Engin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587cm" svg:y1="4.064cm" svg:x2="12.587cm" svg:y2="2.794cm">
          <text:p/>
        </draw:line>
        <draw:frame draw:style-name="gr10" draw:text-style-name="P4" draw:layer="layout" svg:width="3.266cm" svg:height="0.725cm" svg:x="7.91cm" svg:y="0.889cm">
          <draw:text-box>
            <text:p><text:span text:style-name="T1">Instruction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06T21:58:52</meta:creation-date>
    <dc:date>2015-06-16T18:29:18.388066421</dc:date>
    <meta:editing-duration>PT1H33M33S</meta:editing-duration>
    <meta:editing-cycles>15</meta:editing-cycles>
    <meta:generator>LibreOffice/4.3.3.2$Linux_X86_64 LibreOffice_project/430m0$Build-2</meta:generator>
    <meta:document-statistic meta:object-count="24"/>
  </office:meta>
</office:document-meta>
</file>